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style:font-name-asian="Times New Roman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normal" style:font-style-asian="normal"/>
    </style:style>
  </office:automatic-styles>
  <office:body>
    <office:text>
      <office:forms form:automatic-focus="false" form:apply-design-mode="false"/>
      <text:tracked-changes>
        <text:changed-region xml:id="ct94295333864400" text:id="ct94295333864400">
          <text:insertion>
            <office:change-info>
              <dc:creator>Joanna Lace</dc:creator>
              <dc:date>2009-11-18T10:21:00</dc:date>
            </office:change-info>
          </text:insertion>
        </text:changed-region>
        <text:changed-region xml:id="ct94295334719520" text:id="ct94295334719520">
          <text:insertion>
            <office:change-info>
              <dc:creator>Joanna Lace</dc:creator>
              <dc:date>2009-11-18T10:59:00</dc:date>
            </office:change-info>
          </text:insertion>
        </text:changed-region>
        <text:changed-region xml:id="ct94295334653920" text:id="ct94295334653920">
          <text:insertion>
            <office:change-info>
              <dc:creator>Joanna Lace</dc:creator>
              <dc:date>2009-11-18T10:21:00</dc:date>
            </office:change-info>
          </text:insertion>
        </text:changed-region>
        <text:changed-region xml:id="ct94295334561600" text:id="ct94295334561600">
          <text:insertion>
            <office:change-info>
              <dc:creator>Joanna Lace</dc:creator>
              <dc:date>2009-11-18T10:22:00</dc:date>
            </office:change-info>
          </text:insertion>
        </text:changed-region>
        <text:changed-region xml:id="ct94295334648976" text:id="ct94295334648976">
          <text:insertion>
            <office:change-info>
              <dc:creator>Joanna Lace</dc:creator>
              <dc:date>2009-11-18T10:23:00</dc:date>
            </office:change-info>
          </text:insertion>
        </text:changed-region>
        <text:changed-region xml:id="ct94295334556208" text:id="ct94295334556208">
          <text:insertion>
            <office:change-info>
              <dc:creator>Joanna Lace</dc:creator>
              <dc:date>2009-11-18T10:22:00</dc:date>
            </office:change-info>
          </text:insertion>
        </text:changed-region>
        <text:changed-region xml:id="ct94295334649216" text:id="ct94295334649216">
          <text:insertion>
            <office:change-info>
              <dc:creator>Joanna Lace</dc:creator>
              <dc:date>2009-11-18T10:24:00</dc:date>
            </office:change-info>
          </text:insertion>
        </text:changed-region>
        <text:changed-region xml:id="ct94295333686992" text:id="ct94295333686992">
          <text:insertion>
            <office:change-info>
              <dc:creator>Joanna Lace</dc:creator>
              <dc:date>2009-11-18T10:25:00</dc:date>
            </office:change-info>
          </text:insertion>
        </text:changed-region>
        <text:changed-region xml:id="ct94295333687232" text:id="ct94295333687232">
          <text:insertion>
            <office:change-info>
              <dc:creator>Joanna Lace</dc:creator>
              <dc:date>2009-11-18T10:26:00</dc:date>
            </office:change-info>
          </text:insertion>
        </text:changed-region>
        <text:changed-region xml:id="ct94295333924544" text:id="ct94295333924544">
          <text:insertion>
            <office:change-info>
              <dc:creator>Joanna Lace</dc:creator>
              <dc:date>2009-11-18T10:27:00</dc:date>
            </office:change-info>
          </text:insertion>
        </text:changed-region>
        <text:changed-region xml:id="ct94295333586880" text:id="ct94295333586880">
          <text:insertion>
            <office:change-info>
              <dc:creator>Joanna Lace</dc:creator>
              <dc:date>2009-11-18T10:28:00</dc:date>
            </office:change-info>
          </text:insertion>
        </text:changed-region>
        <text:changed-region xml:id="ct94295333586640" text:id="ct94295333586640">
          <text:insertion>
            <office:change-info>
              <dc:creator>Joanna Lace</dc:creator>
              <dc:date>2009-11-18T10:27:00</dc:date>
            </office:change-info>
          </text:insertion>
        </text:changed-region>
        <text:changed-region xml:id="ct94295332385984" text:id="ct94295332385984">
          <text:insertion>
            <office:change-info>
              <dc:creator>Joanna Lace</dc:creator>
              <dc:date>2009-11-18T10:29:00</dc:date>
            </office:change-info>
          </text:insertion>
        </text:changed-region>
        <text:changed-region xml:id="ct94295332386224" text:id="ct94295332386224">
          <text:insertion>
            <office:change-info>
              <dc:creator>Joanna Lace</dc:creator>
              <dc:date>2009-11-18T10:30:00</dc:date>
            </office:change-info>
          </text:insertion>
        </text:changed-region>
        <text:changed-region xml:id="ct94295334699248" text:id="ct94295334699248">
          <text:insertion>
            <office:change-info>
              <dc:creator>Joanna Lace</dc:creator>
              <dc:date>2009-11-18T10:32:00</dc:date>
            </office:change-info>
          </text:insertion>
        </text:changed-region>
        <text:changed-region xml:id="ct94295334699488" text:id="ct94295334699488">
          <text:insertion>
            <office:change-info>
              <dc:creator>Joanna Lace</dc:creator>
              <dc:date>2009-11-18T10:33:00</dc:date>
            </office:change-info>
          </text:insertion>
        </text:changed-region>
        <text:changed-region xml:id="ct94295334700528" text:id="ct94295334700528">
          <text:insertion>
            <office:change-info>
              <dc:creator>Joanna Lace</dc:creator>
              <dc:date>2009-11-18T10:34:00</dc:date>
            </office:change-info>
          </text:insertion>
        </text:changed-region>
        <text:changed-region xml:id="ct94295333968064" text:id="ct94295333968064">
          <text:insertion>
            <office:change-info>
              <dc:creator>Joanna Lace</dc:creator>
              <dc:date>2009-11-18T10:35:00</dc:date>
            </office:change-info>
          </text:insertion>
        </text:changed-region>
        <text:changed-region xml:id="ct94295279251456" text:id="ct94295279251456">
          <text:insertion>
            <office:change-info>
              <dc:creator>Joanna Lace</dc:creator>
              <dc:date>2009-11-18T10:36:00</dc:date>
            </office:change-info>
          </text:insertion>
        </text:changed-region>
        <text:changed-region xml:id="ct94295279251776" text:id="ct94295279251776">
          <text:insertion>
            <office:change-info>
              <dc:creator>Joanna Lace</dc:creator>
              <dc:date>2009-11-18T10:37:00</dc:date>
            </office:change-info>
          </text:insertion>
        </text:changed-region>
        <text:changed-region xml:id="ct94295334720160" text:id="ct94295334720160">
          <text:insertion>
            <office:change-info>
              <dc:creator>Joanna Lace</dc:creator>
              <dc:date>2009-11-18T11:01:00</dc:date>
            </office:change-info>
          </text:insertion>
        </text:changed-region>
        <text:changed-region xml:id="ct94295334594000" text:id="ct94295334594000">
          <text:insertion>
            <office:change-info>
              <dc:creator>Joanna Lace</dc:creator>
              <dc:date>2009-11-18T10:38:00</dc:date>
            </office:change-info>
          </text:insertion>
        </text:changed-region>
        <text:changed-region xml:id="ct94295334594320" text:id="ct94295334594320">
          <text:insertion>
            <office:change-info>
              <dc:creator>Joanna Lace</dc:creator>
              <dc:date>2009-11-18T10:40:00</dc:date>
            </office:change-info>
          </text:insertion>
        </text:changed-region>
        <text:changed-region xml:id="ct94295334719840" text:id="ct94295334719840">
          <text:insertion>
            <office:change-info>
              <dc:creator>Joanna Lace</dc:creator>
              <dc:date>2009-11-18T11:01:00</dc:date>
            </office:change-info>
          </text:insertion>
        </text:changed-region>
        <text:changed-region xml:id="ct94295334646800" text:id="ct94295334646800">
          <text:insertion>
            <office:change-info>
              <dc:creator>Joanna Lace</dc:creator>
              <dc:date>2009-11-18T10:40:00</dc:date>
            </office:change-info>
          </text:insertion>
        </text:changed-region>
        <text:changed-region xml:id="ct94295334647200" text:id="ct94295334647200">
          <text:insertion>
            <office:change-info>
              <dc:creator>Joanna Lace</dc:creator>
              <dc:date>2009-11-18T10:41:00</dc:date>
            </office:change-info>
          </text:insertion>
        </text:changed-region>
        <text:changed-region xml:id="ct94295334712976" text:id="ct94295334712976">
          <text:insertion>
            <office:change-info>
              <dc:creator>Joanna Lace</dc:creator>
              <dc:date>2009-11-18T10:43:00</dc:date>
            </office:change-info>
          </text:insertion>
        </text:changed-region>
        <text:changed-region xml:id="ct94295334712656" text:id="ct94295334712656">
          <text:insertion>
            <office:change-info>
              <dc:creator>Joanna Lace</dc:creator>
              <dc:date>2009-11-18T10:41:00</dc:date>
            </office:change-info>
          </text:insertion>
        </text:changed-region>
        <text:changed-region xml:id="ct94295334713296" text:id="ct94295334713296">
          <text:insertion>
            <office:change-info>
              <dc:creator>Joanna Lace</dc:creator>
              <dc:date>2009-11-18T10:43:00</dc:date>
            </office:change-info>
          </text:insertion>
        </text:changed-region>
        <text:changed-region xml:id="ct94295334713616" text:id="ct94295334713616">
          <text:insertion>
            <office:change-info>
              <dc:creator>Joanna Lace</dc:creator>
              <dc:date>2009-11-18T10:44:00</dc:date>
            </office:change-info>
          </text:insertion>
        </text:changed-region>
        <text:changed-region xml:id="ct94295334713936" text:id="ct94295334713936">
          <text:insertion>
            <office:change-info>
              <dc:creator>Joanna Lace</dc:creator>
              <dc:date>2009-11-18T10:45:00</dc:date>
            </office:change-info>
          </text:insertion>
        </text:changed-region>
        <text:changed-region xml:id="ct94295334714256" text:id="ct94295334714256">
          <text:insertion>
            <office:change-info>
              <dc:creator>Joanna Lace</dc:creator>
              <dc:date>2009-11-18T10:46:00</dc:date>
            </office:change-info>
          </text:insertion>
        </text:changed-region>
        <text:changed-region xml:id="ct94295334714576" text:id="ct94295334714576">
          <text:insertion>
            <office:change-info>
              <dc:creator>Joanna Lace</dc:creator>
              <dc:date>2009-11-18T10:47:00</dc:date>
            </office:change-info>
          </text:insertion>
        </text:changed-region>
        <text:changed-region xml:id="ct94295334716960" text:id="ct94295334716960">
          <text:insertion>
            <office:change-info>
              <dc:creator>Joanna Lace</dc:creator>
              <dc:date>2009-11-18T10:50:00</dc:date>
            </office:change-info>
          </text:insertion>
        </text:changed-region>
        <text:changed-region xml:id="ct94295334715920" text:id="ct94295334715920">
          <text:insertion>
            <office:change-info>
              <dc:creator>Joanna Lace</dc:creator>
              <dc:date>2009-11-18T10:47:00</dc:date>
            </office:change-info>
          </text:insertion>
        </text:changed-region>
        <text:changed-region xml:id="ct94295334716320" text:id="ct94295334716320">
          <text:insertion>
            <office:change-info>
              <dc:creator>Joanna Lace</dc:creator>
              <dc:date>2009-11-18T10:48:00</dc:date>
            </office:change-info>
          </text:insertion>
        </text:changed-region>
        <text:changed-region xml:id="ct94295334716640" text:id="ct94295334716640">
          <text:insertion>
            <office:change-info>
              <dc:creator>Joanna Lace</dc:creator>
              <dc:date>2009-11-18T10:50:00</dc:date>
            </office:change-info>
          </text:insertion>
        </text:changed-region>
        <text:changed-region xml:id="ct94295334717280" text:id="ct94295334717280">
          <text:insertion>
            <office:change-info>
              <dc:creator>Joanna Lace</dc:creator>
              <dc:date>2009-11-18T10:51:00</dc:date>
            </office:change-info>
          </text:insertion>
        </text:changed-region>
        <text:changed-region xml:id="ct94295334717920" text:id="ct94295334717920">
          <text:insertion>
            <office:change-info>
              <dc:creator>Joanna Lace</dc:creator>
              <dc:date>2009-11-18T10:52:00</dc:date>
            </office:change-info>
          </text:insertion>
        </text:changed-region>
        <text:changed-region xml:id="ct94295334718240" text:id="ct94295334718240">
          <text:insertion>
            <office:change-info>
              <dc:creator>Joanna Lace</dc:creator>
              <dc:date>2009-11-18T10:53:00</dc:date>
            </office:change-info>
          </text:insertion>
        </text:changed-region>
        <text:changed-region xml:id="ct94295334718560" text:id="ct94295334718560">
          <text:insertion>
            <office:change-info>
              <dc:creator>Joanna Lace</dc:creator>
              <dc:date>2009-11-18T10:56:00</dc:date>
            </office:change-info>
          </text:insertion>
        </text:changed-region>
        <text:changed-region xml:id="ct94295334718880" text:id="ct94295334718880">
          <text:insertion>
            <office:change-info>
              <dc:creator>Joanna Lace</dc:creator>
              <dc:date>2009-11-18T10:57:00</dc:date>
            </office:change-info>
          </text:insertion>
        </text:changed-region>
        <text:changed-region xml:id="ct94295334719200" text:id="ct94295334719200">
          <text:insertion>
            <office:change-info>
              <dc:creator>Joanna Lace</dc:creator>
              <dc:date>2009-11-18T10:58:00</dc:date>
            </office:change-info>
          </text:insertion>
        </text:changed-region>
        <text:changed-region xml:id="ct94295334720480" text:id="ct94295334720480">
          <text:insertion>
            <office:change-info>
              <dc:creator>Joanna Lace</dc:creator>
              <dc:date>2009-11-18T11:05:00</dc:date>
            </office:change-info>
          </text:insertion>
        </text:changed-region>
        <text:changed-region xml:id="ct94295334717600" text:id="ct94295334717600">
          <text:insertion>
            <office:change-info>
              <dc:creator>Joanna Lace</dc:creator>
              <dc:date>2009-11-18T10:51:00</dc:date>
            </office:change-info>
          </text:insertion>
        </text:changed-region>
        <text:changed-region xml:id="ct94295334647520" text:id="ct94295334647520">
          <text:insertion>
            <office:change-info>
              <dc:creator>Joanna Lace</dc:creator>
              <dc:date>2009-11-18T10:41:00</dc:date>
            </office:change-info>
          </text:insertion>
        </text:changed-region>
        <text:changed-region xml:id="ct94295334593680" text:id="ct94295334593680">
          <text:insertion>
            <office:change-info>
              <dc:creator>Joanna Lace</dc:creator>
              <dc:date>2009-11-18T10:37:00</dc:date>
            </office:change-info>
          </text:insertion>
        </text:changed-region>
        <text:changed-region xml:id="ct94295334700768" text:id="ct94295334700768">
          <text:insertion>
            <office:change-info>
              <dc:creator>Joanna Lace</dc:creator>
              <dc:date>2009-11-18T10:34:00</dc:date>
            </office:change-info>
          </text:insertion>
        </text:changed-region>
        <text:changed-region xml:id="ct94295333924304" text:id="ct94295333924304">
          <text:insertion>
            <office:change-info>
              <dc:creator>Joanna Lace</dc:creator>
              <dc:date>2009-11-18T10:26:00</dc:date>
            </office:change-info>
          </text:insertion>
        </text:changed-region>
        <text:changed-region xml:id="ct94295334720800" text:id="ct94295334720800">
          <text:insertion>
            <office:change-info>
              <dc:creator>Joanna Lace</dc:creator>
              <dc:date>2009-11-18T11:0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change-start text:change-id="ct94295333864400"/><text:span text:style-name="T1"><text:s text:c="22"/></text:span><text:change-end text:change-id="ct94295333864400"/><text:change-start text:change-id="ct94295334719520"/><text:span text:style-name="T1"><text:s text:c="19"/></text:span><text:change-end text:change-id="ct94295334719520"/><text:change-start text:change-id="ct94295334653920"/><text:span text:style-name="T1"><text:s/></text:span>NOTES</text:p>
      <text:p text:style-name="Standard"><text:change-end text:change-id="ct94295334653920"/><text:change-start text:change-id="ct94295334561600"/>1. In the Acts of Paul; see trans. M.R. James, <text:span text:style-name="T2">The Apocr</text:span><text:change-end text:change-id="ct94295334561600"/><text:change-start text:change-id="ct94295334648976"/><text:span text:style-name="T2">y</text:span><text:change-end text:change-id="ct94295334648976"/><text:change-start text:change-id="ct94295334556208"/><text:span text:style-name="T2">phal</text:span><text:change-end text:change-id="ct94295334556208"/><text:change-start text:change-id="ct94295334649216"/><text:span text:style-name="T2"> New Testament</text:span>, Oxford 1953, ‘Acts of Paul’ I<text:change-end text:change-id="ct94295334649216"/><text:change-start text:change-id="ct94295333686992"/>I.3, P. 273.<text:change-end text:change-id="ct94295333686992"/><text:change-start text:change-id="ct94295333687232"/></text:p>
      <text:p text:style-name="Standard">2. By far the liveliest, most readable introduction<text:change-end text:change-id="ct94295333687232"/><text:change-start text:change-id="ct94295333924544"/> to this vast subject is Christopher de Hamel’s superb <text:span text:style-name="T2">A History of Illu</text:span><text:change-end text:change-id="ct94295333924544"/><text:change-start text:change-id="ct94295333586880"/><text:span text:style-name="T2">minated</text:span><text:change-end text:change-id="ct94295333586880"/><text:change-start text:change-id="ct94295333586640"/><text:span text:style-name="T2"> Manuscripts</text:span><text:change-end text:change-id="ct94295333586640"/><text:change-start text:change-id="ct94295332385984"/><text:span text:style-name="T2">, </text:span><text:span text:style-name="T3">Phaidon</text:span>, London, paper-back edition <text:change-end text:change-id="ct94295332385984"/><text:change-start text:change-id="ct94295332386224"/>(revised, enlarged) 1997.</text:p>
      <text:p text:style-name="Standard">3. See Otto Pacht<text:change-end text:change-id="ct94295332386224"/><text:change-start text:change-id="ct94295334699248"/>, <text:span text:style-name="T2">Book Illumination in the Middle Ages</text:span>, London 1994, Preface by J.<text:change-end text:change-id="ct94295334699248"/><text:change-start text:change-id="ct94295334699488"/>J.G.Alexander, p.7. <text:s text:c="2"/>T<text:change-end text:change-id="ct94295334699488"/><text:change-start text:change-id="ct94295334700528"/>he discussion on modern attitudes continues in the author’s Introduction, op.cit.<text:change-end text:change-id="ct94295334700528"/><text:change-start text:change-id="ct94295333968064"/>, p. 9 ff.<text:change-end text:change-id="ct94295333968064"/><text:change-start text:change-id="ct94295279251456"/></text:p>
      <text:p text:style-name="Standard">4. Vol. V.No.1, Christmas 1998, pp.<text:change-end text:change-id="ct94295279251456"/><text:change-start text:change-id="ct94295279251776"/> 9-13.</text:p>
      <text:p text:style-name="Standard">5. Th<text:change-end text:change-id="ct94295279251776"/><text:change-start text:change-id="ct94295334720160"/>is<text:change-end text:change-id="ct94295334720160"/><text:change-start text:change-id="ct94295334594000"/> Bible is one of a group of three that have illustrations not only connected with Cristoforo Orimina <text:change-end text:change-id="ct94295334594000"/><text:change-start text:change-id="ct94295334594320"/>and his collaborators, but also with<text:change-end text:change-id="ct94295334594320"/><text:change-start text:change-id="ct94295334719840"/> a<text:change-end text:change-id="ct94295334719840"/><text:change-start text:change-id="ct94295334646800"/> painted cloth from the Abbey of St.<text:change-end text:change-id="ct94295334646800"/><text:change-start text:change-id="ct94295334647200"/> Antoine de Viennois, France. <text:s text:c="2"/>See F. Bologna,<text:span text:style-name="T2"> I Pittori alla Corte Angioina <text:s/>di N</text:span><text:change-end text:change-id="ct94295334647200"/><text:change-start text:change-id="ct94295334712976"/><text:span text:style-name="T2">a</text:span><text:change-end text:change-id="ct94295334712976"/><text:change-start text:change-id="ct94295334712656"/><text:span text:style-name="T2">poli, 1266-1414</text:span>,<text:change-end text:change-id="ct94295334712656"/><text:change-start text:change-id="ct94295334713296"/> Rome 1969, p.<text:change-end text:change-id="ct94295334713296"/><text:change-start text:change-id="ct94295334713616"/> 307 and f.n. 105; <text:s/>and review by D. Wilkins in <text:span text:style-name="T2">Art Bulletin</text:span><text:change-end text:change-id="ct94295334713616"/><text:change-start text:change-id="ct94295334713936"/><text:span text:style-name="T2">, </text:span><text:span text:style-name="T3">1974</text:span><text:change-end text:change-id="ct94295334713936"/><text:change-start text:change-id="ct94295334714256"/>, Vol. 56.</text:p>
      <text:p text:style-name="Standard">Coincidentally, this is the cloth that served as model<text:change-end text:change-id="ct94295334714256"/><text:change-start text:change-id="ct94295334714576"/> for Robert Fournier in 1<text:change-end text:change-id="ct94295334714576"/><text:change-start text:change-id="ct94295334716960"/>426<text:change-end text:change-id="ct94295334716960"/><text:change-start text:change-id="ct94295334715920"/> for his <text:span text:style-name="T2">Picture Book of St.</text:span><text:change-end text:change-id="ct94295334715920"/><text:change-start text:change-id="ct94295334716320"/><text:span text:style-name="T2"> Anthony the Abbot</text:span>, now in the National Library of Malta: MS Libr.<text:change-end text:change-id="ct94295334716320"/><text:change-start text:change-id="ct94295334716640"/>1. <text:s text:c="2"/>S<text:change-end text:change-id="ct94295334716640"/><text:change-start text:change-id="ct94295334717280"/>ee Albert E. Abela, ‘The Picture Book of St. Anthony the Abbot’, in <text:span text:style-name="T2">Treasures of Malta</text:span><text:change-end text:change-id="ct94295334717280"/><text:change-start text:change-id="ct94295334717920"/><text:span text:style-name="T2">,</text:span><text:change-end text:change-id="ct94295334717920"/><text:change-start text:change-id="ct94295334718240"/><text:span text:style-name="T3">V</text:span><text:change-end text:change-id="ct94295334718240"/><text:change-start text:change-id="ct94295334718560"/>ol.II.No.1, Christmas 1995, pp.<text:change-end text:change-id="ct94295334718560"/><text:change-start text:change-id="ct94295334718880"/> 9-14.</text:p>
      <text:p text:style-name="Standard">6. See E. Panofsky, <text:span text:style-name="T2">Early Netherlandish Painting</text:span>, Vol.<text:change-end text:change-id="ct94295334718880"/><text:change-start text:change-id="ct94295334719200"/> I, New York 1971, p. 28.<text:change-end text:change-id="ct94295334719200"/><text:change-start text:change-id="ct94295334720480"/></text:p>
      <text:p text:style-name="Standard"><text:span text:style-name="T1"><text:s text:c="26"/></text:span><text:change-end text:change-id="ct94295334720480"/><text:change-start text:change-id="ct94295334717600"/><text:span text:style-name="T1"><text:s/></text:span><text:change-end text:change-id="ct94295334717600"/><text:change-start text:change-id="ct94295334647520"/><text:span text:style-name="T1"><text:s/></text:span><text:change-end text:change-id="ct94295334647520"/><text:change-start text:change-id="ct94295334593680"/><text:span text:style-name="T1"><text:s/></text:span><text:change-end text:change-id="ct94295334593680"/><text:change-start text:change-id="ct94295334700768"/><text:span text:style-name="T1"><text:s/></text:span><text:change-end text:change-id="ct94295334700768"/><text:change-start text:change-id="ct94295333924304"/><text:span text:style-name="T1"><text:s/></text:span><text:change-end text:change-id="ct94295333924304"/><text:change-start text:change-id="ct94295334720800"/>-----------------------------------------<text:change-end text:change-id="ct94295334720800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GB" fo:font-weight="bold" style:font-name-asian="SimSun" style:font-family-asian="SimSun, 宋体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                                          NOTES</dc:title>
    <meta:initial-creator>Joanna Lace</meta:initial-creator>
    <meta:creation-date>2009-11-18T09:20:00</meta:creation-date>
    <dc:creator>Joanna Lace</dc:creator>
    <dc:date>2009-11-18T10:08:00</dc:date>
    <meta:editing-cycles>1</meta:editing-cycles>
    <meta:editing-duration>PT48M</meta:editing-duration>
    <meta:document-statistic meta:table-count="0" meta:image-count="0" meta:object-count="0" meta:page-count="1" meta:paragraph-count="9" meta:word-count="222" meta:character-count="1438" meta:non-whitespace-character-count="1144"/>
    <meta:generator>LibreOffice/6.4.7.2$Linux_X86_64 LibreOffice_project/40$Build-2</meta:generator>
  </office:meta>
</office:document-meta>
</file>